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95a" officeooo:paragraph-rsid="000ee95a"/>
    </style:style>
    <style:style style:name="P2" style:family="paragraph" style:parent-style-name="Standard">
      <style:text-properties fo:font-size="13pt" style:text-underline-style="none" fo:font-weight="normal" officeooo:rsid="000ee95a" officeooo:paragraph-rsid="000ee95a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0ee95a" officeooo:paragraph-rsid="001d23cf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101e12" officeooo:paragraph-rsid="00101e12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101e12" officeooo:paragraph-rsid="00100a37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c7688" officeooo:paragraph-rsid="001c7688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c7688" officeooo:paragraph-rsid="001d23cf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bold" officeooo:rsid="00100a37" officeooo:paragraph-rsid="00100a37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100a37" officeooo:paragraph-rsid="001a96a6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00a37" officeooo:paragraph-rsid="001d23cf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27666" officeooo:paragraph-rsid="00127666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3e59a" officeooo:paragraph-rsid="0013e59a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5a3bb" officeooo:paragraph-rsid="0015a3bb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c7688" officeooo:paragraph-rsid="001c7688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c7688" officeooo:paragraph-rsid="001d23cf" style:font-size-asian="13pt" style:font-weight-asian="bold" style:font-size-complex="13pt" style:font-weight-complex="bold"/>
    </style:style>
    <style:style style:name="P16" style:family="paragraph" style:parent-style-name="Standard">
      <style:text-properties officeooo:paragraph-rsid="000ee95a"/>
    </style:style>
    <style:style style:name="P17" style:family="paragraph" style:parent-style-name="Standard">
      <style:text-properties fo:color="#c9211e" loext:opacity="100%" fo:font-size="13pt" fo:font-weight="bold" officeooo:rsid="001c7688" officeooo:paragraph-rsid="001c7688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c9211e" loext:opacity="100%" fo:font-size="13pt" fo:font-weight="bold" officeooo:rsid="001c7688" officeooo:paragraph-rsid="001d23cf" style:font-size-asian="13pt" style:font-weight-asian="bold" style:font-size-complex="13pt" style:font-weight-complex="bold"/>
    </style:style>
    <style:style style:name="P19" style:family="paragraph" style:parent-style-name="Standard">
      <style:text-properties officeooo:paragraph-rsid="00100a37"/>
    </style:style>
    <style:style style:name="P20" style:family="paragraph" style:parent-style-name="Standard">
      <style:text-properties officeooo:paragraph-rsid="00127666"/>
    </style:style>
    <style:style style:name="P21" style:family="paragraph" style:parent-style-name="Standard">
      <style:text-properties officeooo:paragraph-rsid="0015a3bb"/>
    </style:style>
    <style:style style:name="P22" style:family="paragraph" style:parent-style-name="Standard">
      <style:text-properties officeooo:rsid="001a96a6" officeooo:paragraph-rsid="001a96a6"/>
    </style:style>
    <style:style style:name="P23" style:family="paragraph" style:parent-style-name="Standard">
      <style:text-properties officeooo:rsid="001a96a6" officeooo:paragraph-rsid="001d23cf"/>
    </style:style>
    <style:style style:name="P24" style:family="paragraph" style:parent-style-name="Standard">
      <style:text-properties fo:font-size="15pt" style:text-underline-style="none" fo:font-weight="bold" officeooo:rsid="001a96a6" officeooo:paragraph-rsid="001a96a6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bold" officeooo:rsid="001a96a6" officeooo:paragraph-rsid="001a96a6" style:font-size-asian="15pt" style:font-weight-asian="bold" style:font-size-complex="15pt" style:font-weight-complex="bold"/>
    </style:style>
    <style:style style:name="P26" style:family="paragraph" style:parent-style-name="Standard">
      <style:text-properties officeooo:rsid="001c7688" officeooo:paragraph-rsid="001c7688"/>
    </style:style>
    <style:style style:name="P27" style:family="paragraph" style:parent-style-name="Standard">
      <style:text-properties officeooo:rsid="001c7688" officeooo:paragraph-rsid="001d23cf"/>
    </style:style>
    <style:style style:name="P28" style:family="paragraph" style:parent-style-name="Standard">
      <style:text-properties officeooo:paragraph-rsid="001d23cf"/>
    </style:style>
    <style:style style:name="P29" style:family="paragraph" style:parent-style-name="Standard">
      <style:text-properties officeooo:rsid="001d23cf" officeooo:paragraph-rsid="001d23cf" fo:background-color="#81d41a"/>
    </style:style>
    <style:style style:name="P30" style:family="paragraph" style:parent-style-name="Standard">
      <style:text-properties style:text-underline-style="solid" style:text-underline-width="auto" style:text-underline-color="font-color" officeooo:paragraph-rsid="001a96a6"/>
    </style:style>
    <style:style style:name="T1" style:family="text">
      <style:text-properties fo:font-weight="normal" officeooo:rsid="00127666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27666"/>
    </style:style>
    <style:style style:name="T5" style:family="text">
      <style:text-properties style:text-underline-style="solid" style:text-underline-width="auto" style:text-underline-color="font-color" officeooo:rsid="001a96a6"/>
    </style:style>
    <style:style style:name="T6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1a96a6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127666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1a96a6" fo:background-color="#81d41a" loext:char-shading-value="0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1a96a6" fo:background-color="#81d41a" loext:char-shading-value="0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127666" fo:background-color="#81d41a" loext:char-shading-value="0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127666" fo:background-color="#81d41a" loext:char-shading-value="0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bold" officeooo:rsid="001a96a6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fo:font-weight="bold" officeooo:rsid="001a96a6" fo:background-color="#81d41a" loext:char-shading-value="0" style:font-size-asian="13pt" style:font-weight-asian="bold" style:font-size-complex="13pt" style:font-weight-complex="bold"/>
    </style:style>
    <style:style style:name="T16" style:family="text">
      <style:text-properties fo:font-size="13pt" style:text-underline-style="none" fo:font-weight="bold" officeooo:rsid="001a96a6" fo:background-color="#81d41a" loext:char-shading-value="0" style:font-size-asian="13pt" style:font-weight-asian="bold" style:font-size-complex="13pt" style:font-weight-complex="bold"/>
    </style:style>
    <style:style style:name="T17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8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9" style:family="text">
      <style:text-properties fo:font-size="13pt" style:text-underline-style="solid" style:text-underline-width="auto" style:text-underline-color="font-color" fo:font-weight="bold" officeooo:rsid="00127666" style:font-size-asian="13pt" style:font-weight-asian="bold" style:font-size-complex="13pt" style:font-weight-complex="bold"/>
    </style:style>
    <style:style style:name="T20" style:family="text">
      <style:text-properties fo:font-size="13pt" style:text-underline-style="solid" style:text-underline-width="auto" style:text-underline-color="font-color" fo:font-weight="bold" officeooo:rsid="001a96a6" style:font-size-asian="13pt" style:font-weight-asian="bold" style:font-size-complex="13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27666" style:font-weight-asian="normal" style:font-weight-complex="normal"/>
    </style:style>
    <style:style style:name="T24" style:family="text">
      <style:text-properties style:text-underline-style="none" fo:font-weight="normal" officeooo:rsid="001a96a6" style:font-weight-asian="normal" style:font-weight-complex="normal"/>
    </style:style>
    <style:style style:name="T25" style:family="text">
      <style:text-properties style:text-underline-style="none" officeooo:rsid="00127666"/>
    </style:style>
    <style:style style:name="T26" style:family="text">
      <style:text-properties style:text-underline-style="none" officeooo:rsid="0013e59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c9211e" loext:opacity="100%" fo:font-size="13pt" style:text-underline-style="none" fo:font-weight="normal" officeooo:rsid="00100a37" style:font-size-asian="13pt" style:font-weight-asian="normal" style:font-size-complex="13pt" style:font-weight-complex="normal"/>
    </style:style>
    <style:style style:name="T29" style:family="text">
      <style:text-properties fo:color="#c9211e" loext:opacity="10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30" style:family="text">
      <style:text-properties fo:color="#c9211e" loext:opacity="100%" fo:font-size="13pt" style:text-underline-style="none" fo:font-weight="normal" officeooo:rsid="00127666" style:font-size-asian="13pt" style:font-weight-asian="normal" style:font-size-complex="13pt" style:font-weight-complex="normal"/>
    </style:style>
    <style:style style:name="T31" style:family="text">
      <style:text-properties fo:color="#c9211e" loext:opacity="100%" fo:font-size="13pt" style:text-underline-style="none" fo:font-weight="normal" officeooo:rsid="0015a3bb" style:font-size-asian="13pt" style:font-weight-asian="normal" style:font-size-complex="13pt" style:font-weight-complex="normal"/>
    </style:style>
    <style:style style:name="T32" style:family="text">
      <style:text-properties fo:color="#c9211e" loext:opacity="100%" fo:font-size="13pt" style:text-underline-style="solid" style:text-underline-width="auto" style:text-underline-color="font-color" fo:font-weight="normal" officeooo:rsid="000ee95a" style:font-size-asian="13pt" style:font-weight-asian="normal" style:font-size-complex="13pt" style:font-weight-complex="normal"/>
    </style:style>
    <style:style style:name="T33" style:family="text">
      <style:text-properties fo:color="#c9211e" loext:opacity="100%" fo:font-size="13pt" style:text-underline-style="solid" style:text-underline-width="auto" style:text-underline-color="font-color" fo:font-weight="normal" officeooo:rsid="00100a37" style:font-size-asian="13pt" style:font-weight-asian="normal" style:font-size-complex="13pt" style:font-weight-complex="normal"/>
    </style:style>
    <style:style style:name="T34" style:family="text">
      <style:text-properties fo:color="#c9211e" loext:opacity="100%" fo:font-size="13pt" style:text-underline-style="solid" style:text-underline-width="auto" style:text-underline-color="font-color" fo:font-weight="normal" officeooo:rsid="00127666" style:font-size-asian="13pt" style:font-weight-asian="normal" style:font-size-complex="13pt" style:font-weight-complex="normal"/>
    </style:style>
    <style:style style:name="T35" style:family="text">
      <style:text-properties fo:color="#c9211e" loext:opacity="100%" fo:font-size="13pt" style:text-underline-style="solid" style:text-underline-width="auto" style:text-underline-color="font-color" fo:font-weight="normal" officeooo:rsid="0015a3bb" style:font-size-asian="13pt" style:font-weight-asian="normal" style:font-size-complex="13pt" style:font-weight-complex="normal"/>
    </style:style>
    <style:style style:name="T36" style:family="text">
      <style:text-properties fo:color="#c9211e" loext:opacity="100%" style:text-underline-style="none" fo:font-weight="normal" style:font-weight-asian="normal" style:font-weight-complex="normal"/>
    </style:style>
    <style:style style:name="T37" style:family="text">
      <style:text-properties fo:color="#c9211e" loext:opacity="100%" style:text-underline-style="none" fo:font-weight="normal" officeooo:rsid="000ee95a" style:font-weight-asian="normal" style:font-weight-complex="normal"/>
    </style:style>
    <style:style style:name="T38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c9211e" loext:opacity="100%" style:text-underline-style="solid" style:text-underline-width="auto" style:text-underline-color="font-color" fo:font-weight="normal" officeooo:rsid="000ee95a" style:font-weight-asian="normal" style:font-weight-complex="normal"/>
    </style:style>
    <style:style style:name="T40" style:family="text">
      <style:text-properties officeooo:rsid="00127666"/>
    </style:style>
    <style:style style:name="T41" style:family="text">
      <style:text-properties fo:font-size="15pt" style:text-underline-style="none" fo:font-weight="bold" officeooo:rsid="00127666" style:font-size-asian="15pt" style:font-weight-asian="bold" style:font-size-complex="15pt" style:font-weight-complex="bold"/>
    </style:style>
    <style:style style:name="T42" style:family="text">
      <style:text-properties fo:font-size="15pt" style:text-underline-style="none" fo:font-weight="bold" officeooo:rsid="000ee95a" style:font-size-asian="15pt" style:font-weight-asian="bold" style:font-size-complex="15pt" style:font-weight-complex="bold"/>
    </style:style>
    <style:style style:name="T43" style:family="text">
      <style:text-properties fo:font-size="15pt" style:text-underline-style="none" fo:font-weight="bold" officeooo:rsid="001a96a6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00ee95a" style:font-size-asian="15pt" style:font-weight-asian="bold" style:font-size-complex="15pt" style:font-weight-complex="bold"/>
    </style:style>
    <style:style style:name="T45" style:family="text">
      <style:text-properties fo:font-size="15pt" fo:font-weight="bold" officeooo:rsid="001d23cf" style:font-size-asian="15pt" style:font-weight-asian="bold" style:font-size-complex="15pt" style:font-weight-complex="bold"/>
    </style:style>
    <style:style style:name="T46" style:family="text">
      <style:text-properties fo:font-size="15pt" fo:font-weight="bold" officeooo:rsid="00127666" style:font-size-asian="15pt" style:font-weight-asian="bold" style:font-size-complex="15pt" style:font-weight-complex="bold"/>
    </style:style>
    <style:style style:name="T47" style:family="text">
      <style:text-properties fo:font-size="15pt" fo:font-weight="bold" officeooo:rsid="001a96a6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4">EXERCICE <text:s/></text:span><text:span text:style-name="T45">SONDAGE CINEMA</text:span><text:span text:style-name="T41"> </text:span><text:span text:style-name="T42">:</text:span></text:p>
      <text:p text:style-name="P19"><text:span text:style-name="T42"/></text:p>
      <text:p text:style-name="P2"/>
      <text:p text:style-name="P25">POSSIBILITE 1 :</text:p>
      <text:p text:style-name="P24"/>
      <text:p text:style-name="P6">CINEMA ( <text:span text:style-name="T3">id_cinema</text:span>, nom_cinema, adresse_cinema )</text:p>
      <text:p text:style-name="P2"/>
      <text:p text:style-name="P26"><text:span text:style-name="T7">S</text:span><text:span text:style-name="T6">ALLE ( </text:span><text:span text:style-name="T18">id_salle</text:span><text:span text:style-name="T6">, nom_salle, </text:span><text:span text:style-name="T13">#id_cinema</text:span><text:span text:style-name="T6"> )</text:span></text:p>
      <text:p text:style-name="P20"><text:span text:style-name="T7"/></text:p>
      <text:p text:style-name="P20"><text:span text:style-name="T7">PROJECT</text:span><text:span text:style-name="T8">ION ( </text:span><text:span text:style-name="T19">id_</text:span><text:span text:style-name="T20">project</text:span><text:span text:style-name="T19">ion</text:span><text:span text:style-name="T8">, </text:span><text:span text:style-name="T7">jour_projection</text:span><text:span text:style-name="T8">, </text:span><text:span text:style-name="T7">heure_projection, </text:span><text:span text:style-name="T16">#visa</text:span><text:span text:style-name="T10">, </text:span><text:span text:style-name="T16">#id_salle</text:span><text:span text:style-name="T12"> </text:span><text:span text:style-name="T8">)</text:span></text:p>
      <text:p text:style-name="P20"><text:span text:style-name="T8"/></text:p>
      <text:p text:style-name="P22"><text:span text:style-name="T8">A</text:span><text:span text:style-name="T6">NNEE_DE_SORTIE ( </text:span><text:span text:style-name="T18">annee</text:span><text:span text:style-name="T6"> )</text:span></text:p>
      <text:p text:style-name="P22"><text:span text:style-name="T8"/></text:p>
      <text:p text:style-name="P22"><text:span text:style-name="T8">F</text:span><text:span text:style-name="T6">ILM ( </text:span><text:span text:style-name="T18">visa</text:span><text:span text:style-name="T6">, titre, </text:span><text:span text:style-name="T13">#anne</text:span><text:span text:style-name="T6">, </text:span><text:span text:style-name="T13">#id_realisateur</text:span><text:span text:style-name="T6"> )</text:span></text:p>
      <text:p text:style-name="P22"><text:span text:style-name="T6"/></text:p>
      <text:p text:style-name="P9"><text:span text:style-name="T24">REALISATEUR</text:span><text:span text:style-name="T22"> ( </text:span><text:span text:style-name="T4">i</text:span><text:span text:style-name="T2">d_</text:span><text:span text:style-name="T5">realisateur</text:span><text:span text:style-name="T22">, </text:span><text:span text:style-name="T24">nom_realisateur</text:span><text:span text:style-name="T22"> )</text:span></text:p>
      <text:p text:style-name="P9"><text:span text:style-name="T22"/></text:p>
      <text:p text:style-name="P17"><text:span text:style-name="T22">REALISE ( </text:span><text:span text:style-name="T2">#id_realisateur</text:span><text:span text:style-name="T22">, </text:span><text:span text:style-name="T2">#visa</text:span><text:span text:style-name="T22"> )</text:span></text:p>
      <text:p text:style-name="P14"><text:span text:style-name="T22"/></text:p>
      <text:p text:style-name="P17"><text:span text:style-name="T22">A_VU ( </text:span><text:span text:style-name="T2">#visa</text:span><text:span text:style-name="T22">, </text:span><text:span text:style-name="T2">#id_spec</text:span><text:span text:style-name="T22">, appreciation )</text:span></text:p>
      <text:p text:style-name="P14"><text:span text:style-name="T22"/></text:p>
      <text:p text:style-name="P14"><text:span text:style-name="T22">SPECTATEUR ( </text:span><text:span text:style-name="T2">id_spec</text:span><text:span text:style-name="T22">, nom_spec, prenom_spec, adresse_spec, naiss_spec, </text:span><text:span text:style-name="T21">#id_categorie</text:span><text:span text:style-name="T22"> )</text:span></text:p>
      <text:p text:style-name="P14"><text:span text:style-name="T22"/></text:p>
      <text:p text:style-name="P14"><text:span text:style-name="T22">CATEGORIE_PROFESSIONNELLE ( </text:span><text:span text:style-name="T2">id_categorie</text:span><text:span text:style-name="T22">, nom_categorie )</text:span></text:p>
      <text:p text:style-name="P14"><text:span text:style-name="T22"/></text:p>
      <text:p text:style-name="P14"><text:span text:style-name="T22"/></text:p>
      <text:p text:style-name="P9"><text:span text:style-name="T22"/></text:p>
      <text:p text:style-name="P30"><text:span text:style-name="T46">POSSIBILITE </text:span><text:span text:style-name="T47">2</text:span><text:span text:style-name="T46"> :</text:span></text:p>
      <text:p text:style-name="P24"><text:span text:style-name="T25"/></text:p>
      <text:p text:style-name="P7">CINEMA ( <text:span text:style-name="T3">id_cinema</text:span>, nom_cinema, adresse_cinema )</text:p>
      <text:p text:style-name="P3"/>
      <text:p text:style-name="P27"><text:span text:style-name="T7">S</text:span><text:span text:style-name="T6">ALLE ( </text:span><text:span text:style-name="T18">id_salle</text:span><text:span text:style-name="T6">, nom_salle, </text:span><text:span text:style-name="T13">#id_cinema</text:span><text:span text:style-name="T6"> )</text:span></text:p>
      <text:p text:style-name="P27"><text:span text:style-name="T6"/></text:p>
      <text:p text:style-name="P29"><text:span text:style-name="T6">PROJETTER ( </text:span><text:span text:style-name="T18">#id_salle</text:span><text:span text:style-name="T6">, </text:span><text:span text:style-name="T18">#visa</text:span><text:span text:style-name="T6">, jour_projection, heure_projection )</text:span></text:p>
      <text:p text:style-name="P28"><text:span text:style-name="T7"/></text:p>
      <text:p text:style-name="P28"><text:span text:style-name="T7">PROJECT</text:span><text:span text:style-name="T8">ION ( </text:span><text:span text:style-name="T19">id_</text:span><text:span text:style-name="T20">project</text:span><text:span text:style-name="T19">ion</text:span><text:span text:style-name="T8">, </text:span><text:span text:style-name="T7">jour_projection</text:span><text:span text:style-name="T8">, </text:span><text:span text:style-name="T7">heure_projection</text:span><text:span text:style-name="T8"> )</text:span></text:p>
      <text:p text:style-name="P28"><text:span text:style-name="T8"/></text:p>
      <text:p text:style-name="P23"><text:span text:style-name="T8">A</text:span><text:span text:style-name="T6">NNEE_DE_SORTIE ( </text:span><text:span text:style-name="T18">annee</text:span><text:span text:style-name="T6"> )</text:span></text:p>
      <text:p text:style-name="P23"><text:span text:style-name="T8"/></text:p>
      <text:p text:style-name="P23"><text:span text:style-name="T8">F</text:span><text:span text:style-name="T6">ILM ( </text:span><text:span text:style-name="T18">visa</text:span><text:span text:style-name="T6">, titre, </text:span><text:span text:style-name="T13">#anne</text:span><text:span text:style-name="T6">, </text:span><text:span text:style-name="T13">#id_realisateur</text:span><text:span text:style-name="T6"> )</text:span></text:p>
      <text:p text:style-name="P23"><text:span text:style-name="T6"/></text:p>
      <text:p text:style-name="P10"><text:span text:style-name="T24">REALISATEUR</text:span><text:span text:style-name="T22"> ( </text:span><text:span text:style-name="T4">i</text:span><text:span text:style-name="T2">d_</text:span><text:span text:style-name="T5">realisateur</text:span><text:span text:style-name="T22">, </text:span><text:span text:style-name="T24">nom_realisateur</text:span><text:span text:style-name="T22"> )</text:span></text:p>
      <text:p text:style-name="P10"><text:span text:style-name="T22"/></text:p>
      <text:p text:style-name="P18"><text:span text:style-name="T22">REALISE ( </text:span><text:span text:style-name="T2">#id_realisateur</text:span><text:span text:style-name="T22">, </text:span><text:span text:style-name="T2">#visa</text:span><text:span text:style-name="T22"> )</text:span></text:p>
      <text:p text:style-name="P15"><text:span text:style-name="T22"/></text:p>
      <text:p text:style-name="P18"><text:span text:style-name="T22">A_VU ( </text:span><text:span text:style-name="T2">#visa</text:span><text:span text:style-name="T22">, </text:span><text:span text:style-name="T2">#id_spec</text:span><text:span text:style-name="T22">, appreciation )</text:span></text:p>
      <text:p text:style-name="P15"><text:span text:style-name="T22"/></text:p>
      <text:p text:style-name="P15"><text:span text:style-name="T22">SPECTATEUR ( </text:span><text:span text:style-name="T2">id_spec</text:span><text:span text:style-name="T22">, nom_spec, prenom_spec, adresse_spec, naiss_spec, </text:span><text:span text:style-name="T21">#id_categorie</text:span><text:span text:style-name="T22"> )</text:span></text:p>
      <text:p text:style-name="P15"><text:span text:style-name="T22"/></text:p>
      <text:p text:style-name="P27"><text:span text:style-name="T8">CATEGORIE_PROFESSIONNELLE ( </text:span><text:span text:style-name="T19">id_categorie</text:span><text:span text:style-name="T8">, nom_categorie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9cm" fo:margin-bottom="1.258cm" fo:margin-left="1.482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14:09:16.850656247</dc:date>
    <meta:editing-duration>PT1H1M48S</meta:editing-duration>
    <meta:editing-cycles>8</meta:editing-cycles>
    <meta:generator>LibreOffice/7.0.2.2$Linux_X86_64 LibreOffice_project/00$Build-2</meta:generator>
    <meta:document-statistic meta:table-count="0" meta:image-count="0" meta:object-count="0" meta:page-count="1" meta:paragraph-count="24" meta:word-count="137" meta:character-count="1105" meta:non-whitespace-character-count="991"/>
  </office:meta>
</office:document-meta>
</file>